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313.65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25.29pt"/>
    </style:style>
    <style:style style:name="co8" style:family="table-column">
      <style:table-column-properties fo:break-before="auto" style:column-width="101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</table:table>
      <table:table table:name="balanced_accuracy_sd_features" table:style-name="ta1">
        <table:shapes>
          <draw:frame draw:z-index="0" draw:style-name="gr1" draw:text-style-name="P1" svg:width="475pt" svg:height="255.23pt" svg:x="429.22pt" svg:y="281.59pt">
            <draw:object draw:notify-on-update-of-ranges="balanced_accuracy_sd_features.A2:balanced_accuracy_sd_features.A20 balanced_accuracy_sd_features.B1:balanced_accuracy_sd_features.B1 balanced_accuracy_sd_features.B2:balanced_accuracy_sd_features.B20 balanced_accuracy_sd_features.C1:balanced_accuracy_sd_features.C1 balanced_accuracy_sd_features.C2:balanced_accuracy_sd_features.C20 balanced_accuracy_sd_features.D1:balanced_accuracy_sd_features.D1 balanced_accuracy_sd_features.D2:balanced_accuracy_sd_features.D20 balanced_accuracy_sd_features.E1:balanced_accuracy_sd_features.E1 balanced_accuracy_sd_features.E2:balanced_accuracy_sd_features.E20 balanced_accuracy_sd_features.F1:balanced_accuracy_sd_features.F1 balanced_accuracy_sd_features.F2:balanced_accuracy_sd_features.F20 balanced_accuracy_sd_features.G1:balanced_accuracy_sd_features.G1 balanced_accuracy_sd_features.G2:balanced_accuracy_sd_features.G20 balanced_accuracy_sd_features.H1:balanced_accuracy_sd_features.H1 balanced_accuracy_sd_features.H2:balanced_accuracy_sd_features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MSRS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L++CDS</text:p>
          </table:table-cell>
          <table:table-cell office:value-type="string" calcext:value-type="string">
            <text:p>L++NIE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OUSE</text:p>
          </table:table-cell>
          <table:table-cell office:value-type="string" calcext:value-type="string">
            <text:p>MLP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47758054054054" calcext:value-type="float">
            <text:p>0.547758054054054</text:p>
          </table:table-cell>
          <table:table-cell office:value-type="float" office:value="0.572502513513514" calcext:value-type="float">
            <text:p>0.572502513513514</text:p>
          </table:table-cell>
          <table:table-cell office:value-type="float" office:value="0.577775675675676" calcext:value-type="float">
            <text:p>0.577775675675676</text:p>
          </table:table-cell>
          <table:table-cell office:value-type="float" office:value="0.579429864864865" calcext:value-type="float">
            <text:p>0.579429864864865</text:p>
          </table:table-cell>
          <table:table-cell office:value-type="float" office:value="0.580147513513513" calcext:value-type="float">
            <text:p>0.580147513513513</text:p>
          </table:table-cell>
          <table:table-cell office:value-type="float" office:value="0.629864945945946" calcext:value-type="float">
            <text:p>0.629864945945946</text:p>
          </table:table-cell>
          <table:table-cell office:value-type="float" office:value="0.544330918918919" calcext:value-type="float">
            <text:p>0.5443309189189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8197432432432" calcext:value-type="float">
            <text:p>0.538197432432432</text:p>
          </table:table-cell>
          <table:table-cell office:value-type="float" office:value="0.586602891891892" calcext:value-type="float">
            <text:p>0.586602891891892</text:p>
          </table:table-cell>
          <table:table-cell office:value-type="float" office:value="0.603673108108108" calcext:value-type="float">
            <text:p>0.603673108108108</text:p>
          </table:table-cell>
          <table:table-cell office:value-type="float" office:value="0.600721378378378" calcext:value-type="float">
            <text:p>0.600721378378378</text:p>
          </table:table-cell>
          <table:table-cell office:value-type="float" office:value="0.62144754054054" calcext:value-type="float">
            <text:p>0.62144754054054</text:p>
          </table:table-cell>
          <table:table-cell office:value-type="float" office:value="0.603604783783784" calcext:value-type="float">
            <text:p>0.603604783783784</text:p>
          </table:table-cell>
          <table:table-cell office:value-type="float" office:value="0.486738432432432" calcext:value-type="float">
            <text:p>0.486738432432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2642675675676" calcext:value-type="float">
            <text:p>0.552642675675676</text:p>
          </table:table-cell>
          <table:table-cell office:value-type="float" office:value="0.546164675675676" calcext:value-type="float">
            <text:p>0.546164675675676</text:p>
          </table:table-cell>
          <table:table-cell office:value-type="float" office:value="0.565178216216216" calcext:value-type="float">
            <text:p>0.565178216216216</text:p>
          </table:table-cell>
          <table:table-cell office:value-type="float" office:value="0.573900378378378" calcext:value-type="float">
            <text:p>0.573900378378378</text:p>
          </table:table-cell>
          <table:table-cell office:value-type="float" office:value="0.571475324324324" calcext:value-type="float">
            <text:p>0.571475324324324</text:p>
          </table:table-cell>
          <table:table-cell office:value-type="float" office:value="0.536108513513514" calcext:value-type="float">
            <text:p>0.536108513513514</text:p>
          </table:table-cell>
          <table:table-cell office:value-type="float" office:value="0.515853864864865" calcext:value-type="float">
            <text:p>0.5158538648648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846927027027" calcext:value-type="float">
            <text:p>0.55846927027027</text:p>
          </table:table-cell>
          <table:table-cell office:value-type="float" office:value="0.601716837837838" calcext:value-type="float">
            <text:p>0.601716837837838</text:p>
          </table:table-cell>
          <table:table-cell office:value-type="float" office:value="0.722605243243243" calcext:value-type="float">
            <text:p>0.722605243243243</text:p>
          </table:table-cell>
          <table:table-cell office:value-type="float" office:value="0.723744216216216" calcext:value-type="float">
            <text:p>0.723744216216216</text:p>
          </table:table-cell>
          <table:table-cell office:value-type="float" office:value="0.722226837837838" calcext:value-type="float">
            <text:p>0.722226837837838</text:p>
          </table:table-cell>
          <table:table-cell office:value-type="float" office:value="0.733374810810811" calcext:value-type="float">
            <text:p>0.733374810810811</text:p>
          </table:table-cell>
          <table:table-cell office:value-type="float" office:value="0.555096648648649" calcext:value-type="float">
            <text:p>0.5550966486486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8109" calcext:value-type="float">
            <text:p>0.618109</text:p>
          </table:table-cell>
          <table:table-cell office:value-type="float" office:value="0.62519772972973" calcext:value-type="float">
            <text:p>0.62519772972973</text:p>
          </table:table-cell>
          <table:table-cell office:value-type="float" office:value="0.80834727027027" calcext:value-type="float">
            <text:p>0.80834727027027</text:p>
          </table:table-cell>
          <table:table-cell office:value-type="float" office:value="0.760894648648649" calcext:value-type="float">
            <text:p>0.760894648648649</text:p>
          </table:table-cell>
          <table:table-cell office:value-type="float" office:value="0.784599108108108" calcext:value-type="float">
            <text:p>0.784599108108108</text:p>
          </table:table-cell>
          <table:table-cell office:value-type="float" office:value="0.76849327027027" calcext:value-type="float">
            <text:p>0.76849327027027</text:p>
          </table:table-cell>
          <table:table-cell office:value-type="float" office:value="0.482260891891892" calcext:value-type="float">
            <text:p>0.482260891891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4358351351351" calcext:value-type="float">
            <text:p>0.514358351351351</text:p>
          </table:table-cell>
          <table:table-cell office:value-type="float" office:value="0.476134243243243" calcext:value-type="float">
            <text:p>0.476134243243243</text:p>
          </table:table-cell>
          <table:table-cell office:value-type="float" office:value="0.549862675675676" calcext:value-type="float">
            <text:p>0.549862675675676</text:p>
          </table:table-cell>
          <table:table-cell office:value-type="float" office:value="0.59206472972973" calcext:value-type="float">
            <text:p>0.59206472972973</text:p>
          </table:table-cell>
          <table:table-cell office:value-type="float" office:value="0.552718324324324" calcext:value-type="float">
            <text:p>0.552718324324324</text:p>
          </table:table-cell>
          <table:table-cell office:value-type="float" office:value="0.584150972972973" calcext:value-type="float">
            <text:p>0.584150972972973</text:p>
          </table:table-cell>
          <table:table-cell office:value-type="float" office:value="0.506133189189189" calcext:value-type="float">
            <text:p>0.5061331891891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6725513513513" calcext:value-type="float">
            <text:p>0.556725513513513</text:p>
          </table:table-cell>
          <table:table-cell office:value-type="float" office:value="0.472715513513513" calcext:value-type="float">
            <text:p>0.472715513513513</text:p>
          </table:table-cell>
          <table:table-cell office:value-type="float" office:value="0.538143216216216" calcext:value-type="float">
            <text:p>0.538143216216216</text:p>
          </table:table-cell>
          <table:table-cell office:value-type="float" office:value="0.545246054054054" calcext:value-type="float">
            <text:p>0.545246054054054</text:p>
          </table:table-cell>
          <table:table-cell office:value-type="float" office:value="0.536863405405405" calcext:value-type="float">
            <text:p>0.536863405405405</text:p>
          </table:table-cell>
          <table:table-cell office:value-type="float" office:value="0.558217702702703" calcext:value-type="float">
            <text:p>0.558217702702703</text:p>
          </table:table-cell>
          <table:table-cell office:value-type="float" office:value="0.505997783783784" calcext:value-type="float">
            <text:p>0.5059977837837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89883675675676" calcext:value-type="float">
            <text:p>0.589883675675676</text:p>
          </table:table-cell>
          <table:table-cell office:value-type="float" office:value="0.688745891891892" calcext:value-type="float">
            <text:p>0.688745891891892</text:p>
          </table:table-cell>
          <table:table-cell office:value-type="float" office:value="0.811485675675676" calcext:value-type="float">
            <text:p>0.811485675675676</text:p>
          </table:table-cell>
          <table:table-cell office:value-type="float" office:value="0.686761378378378" calcext:value-type="float">
            <text:p>0.686761378378378</text:p>
          </table:table-cell>
          <table:table-cell office:value-type="float" office:value="0.761717216216216" calcext:value-type="float">
            <text:p>0.761717216216216</text:p>
          </table:table-cell>
          <table:table-cell office:value-type="float" office:value="0.787143945945946" calcext:value-type="float">
            <text:p>0.787143945945946</text:p>
          </table:table-cell>
          <table:table-cell office:value-type="float" office:value="0.517166648648648" calcext:value-type="float">
            <text:p>0.517166648648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6328081081081" calcext:value-type="float">
            <text:p>0.676328081081081</text:p>
          </table:table-cell>
          <table:table-cell office:value-type="float" office:value="0.637206864864865" calcext:value-type="float">
            <text:p>0.637206864864865</text:p>
          </table:table-cell>
          <table:table-cell office:value-type="float" office:value="0.924026" calcext:value-type="float">
            <text:p>0.924026</text:p>
          </table:table-cell>
          <table:table-cell office:value-type="float" office:value="0.867175378378378" calcext:value-type="float">
            <text:p>0.867175378378378</text:p>
          </table:table-cell>
          <table:table-cell office:value-type="float" office:value="0.922155837837838" calcext:value-type="float">
            <text:p>0.922155837837838</text:p>
          </table:table-cell>
          <table:table-cell office:value-type="float" office:value="0.919530324324324" calcext:value-type="float">
            <text:p>0.919530324324324</text:p>
          </table:table-cell>
          <table:table-cell office:value-type="float" office:value="0.51629754054054" calcext:value-type="float">
            <text:p>0.516297540540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7310405405405" calcext:value-type="float">
            <text:p>0.607310405405405</text:p>
          </table:table-cell>
          <table:table-cell office:value-type="float" office:value="0.501960540540541" calcext:value-type="float">
            <text:p>0.501960540540541</text:p>
          </table:table-cell>
          <table:table-cell office:value-type="float" office:value="0.604892810810811" calcext:value-type="float">
            <text:p>0.604892810810811</text:p>
          </table:table-cell>
          <table:table-cell office:value-type="float" office:value="0.582056216216216" calcext:value-type="float">
            <text:p>0.582056216216216</text:p>
          </table:table-cell>
          <table:table-cell office:value-type="float" office:value="0.604732" calcext:value-type="float">
            <text:p>0.604732</text:p>
          </table:table-cell>
          <table:table-cell office:value-type="float" office:value="0.599993459459459" calcext:value-type="float">
            <text:p>0.599993459459459</text:p>
          </table:table-cell>
          <table:table-cell office:value-type="float" office:value="0.51184954054054" calcext:value-type="float">
            <text:p>0.511849540540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3275891891892" calcext:value-type="float">
            <text:p>0.503275891891892</text:p>
          </table:table-cell>
          <table:table-cell office:value-type="float" office:value="0.521798243243243" calcext:value-type="float">
            <text:p>0.521798243243243</text:p>
          </table:table-cell>
          <table:table-cell office:value-type="float" office:value="0.553805081081081" calcext:value-type="float">
            <text:p>0.553805081081081</text:p>
          </table:table-cell>
          <table:table-cell office:value-type="float" office:value="0.551102756756757" calcext:value-type="float">
            <text:p>0.551102756756757</text:p>
          </table:table-cell>
          <table:table-cell office:value-type="float" office:value="0.563488864864865" calcext:value-type="float">
            <text:p>0.563488864864865</text:p>
          </table:table-cell>
          <table:table-cell office:value-type="float" office:value="0.608795972972973" calcext:value-type="float">
            <text:p>0.608795972972973</text:p>
          </table:table-cell>
          <table:table-cell office:value-type="float" office:value="0.476812540540541" calcext:value-type="float">
            <text:p>0.4768125405405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0143459459459" calcext:value-type="float">
            <text:p>0.590143459459459</text:p>
          </table:table-cell>
          <table:table-cell office:value-type="float" office:value="0.551793108108108" calcext:value-type="float">
            <text:p>0.551793108108108</text:p>
          </table:table-cell>
          <table:table-cell office:value-type="float" office:value="0.644601216216216" calcext:value-type="float">
            <text:p>0.644601216216216</text:p>
          </table:table-cell>
          <table:table-cell office:value-type="float" office:value="0.61339327027027" calcext:value-type="float">
            <text:p>0.61339327027027</text:p>
          </table:table-cell>
          <table:table-cell office:value-type="float" office:value="0.657041783783784" calcext:value-type="float">
            <text:p>0.657041783783784</text:p>
          </table:table-cell>
          <table:table-cell office:value-type="float" office:value="0.671318378378378" calcext:value-type="float">
            <text:p>0.671318378378378</text:p>
          </table:table-cell>
          <table:table-cell office:value-type="float" office:value="0.530861486486487" calcext:value-type="float">
            <text:p>0.5308614864864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6021945945946" calcext:value-type="float">
            <text:p>0.666021945945946</text:p>
          </table:table-cell>
          <table:table-cell office:value-type="float" office:value="0.564728054054054" calcext:value-type="float">
            <text:p>0.564728054054054</text:p>
          </table:table-cell>
          <table:table-cell office:value-type="float" office:value="0.857680351351351" calcext:value-type="float">
            <text:p>0.857680351351351</text:p>
          </table:table-cell>
          <table:table-cell office:value-type="float" office:value="0.843595243243243" calcext:value-type="float">
            <text:p>0.843595243243243</text:p>
          </table:table-cell>
          <table:table-cell office:value-type="float" office:value="0.838207648648649" calcext:value-type="float">
            <text:p>0.838207648648649</text:p>
          </table:table-cell>
          <table:table-cell office:value-type="float" office:value="0.842981108108108" calcext:value-type="float">
            <text:p>0.842981108108108</text:p>
          </table:table-cell>
          <table:table-cell office:value-type="float" office:value="0.496403297297297" calcext:value-type="float">
            <text:p>0.4964032972972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47001216216216" calcext:value-type="float">
            <text:p>0.647001216216216</text:p>
          </table:table-cell>
          <table:table-cell office:value-type="float" office:value="0.609266594594595" calcext:value-type="float">
            <text:p>0.609266594594595</text:p>
          </table:table-cell>
          <table:table-cell office:value-type="float" office:value="0.902527189189189" calcext:value-type="float">
            <text:p>0.902527189189189</text:p>
          </table:table-cell>
          <table:table-cell office:value-type="float" office:value="0.861450243243243" calcext:value-type="float">
            <text:p>0.861450243243243</text:p>
          </table:table-cell>
          <table:table-cell office:value-type="float" office:value="0.901797972972973" calcext:value-type="float">
            <text:p>0.901797972972973</text:p>
          </table:table-cell>
          <table:table-cell office:value-type="float" office:value="0.90457172972973" calcext:value-type="float">
            <text:p>0.90457172972973</text:p>
          </table:table-cell>
          <table:table-cell office:value-type="float" office:value="0.497778243243243" calcext:value-type="float">
            <text:p>0.4977782432432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46955378378378" calcext:value-type="float">
            <text:p>0.546955378378378</text:p>
          </table:table-cell>
          <table:table-cell office:value-type="float" office:value="0.486949297297297" calcext:value-type="float">
            <text:p>0.486949297297297</text:p>
          </table:table-cell>
          <table:table-cell office:value-type="float" office:value="0.549653594594594" calcext:value-type="float">
            <text:p>0.549653594594594</text:p>
          </table:table-cell>
          <table:table-cell office:value-type="float" office:value="0.56439127027027" calcext:value-type="float">
            <text:p>0.56439127027027</text:p>
          </table:table-cell>
          <table:table-cell office:value-type="float" office:value="0.527133351351351" calcext:value-type="float">
            <text:p>0.527133351351351</text:p>
          </table:table-cell>
          <table:table-cell office:value-type="float" office:value="0.559134810810811" calcext:value-type="float">
            <text:p>0.559134810810811</text:p>
          </table:table-cell>
          <table:table-cell office:value-type="float" office:value="0.497559756756757" calcext:value-type="float">
            <text:p>0.4975597567567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0886972972973" calcext:value-type="float">
            <text:p>0.580886972972973</text:p>
          </table:table-cell>
          <table:table-cell office:value-type="float" office:value="0.620601054054054" calcext:value-type="float">
            <text:p>0.620601054054054</text:p>
          </table:table-cell>
          <table:table-cell office:value-type="float" office:value="0.743438351351351" calcext:value-type="float">
            <text:p>0.743438351351351</text:p>
          </table:table-cell>
          <table:table-cell office:value-type="float" office:value="0.654321783783784" calcext:value-type="float">
            <text:p>0.654321783783784</text:p>
          </table:table-cell>
          <table:table-cell office:value-type="float" office:value="0.704966405405405" calcext:value-type="float">
            <text:p>0.704966405405405</text:p>
          </table:table-cell>
          <table:table-cell office:value-type="float" office:value="0.701809027027027" calcext:value-type="float">
            <text:p>0.701809027027027</text:p>
          </table:table-cell>
          <table:table-cell office:value-type="float" office:value="0.475189054054054" calcext:value-type="float">
            <text:p>0.4751890540540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6096054054054" calcext:value-type="float">
            <text:p>0.666096054054054</text:p>
          </table:table-cell>
          <table:table-cell office:value-type="float" office:value="0.529296135135135" calcext:value-type="float">
            <text:p>0.529296135135135</text:p>
          </table:table-cell>
          <table:table-cell office:value-type="float" office:value="0.874175081081081" calcext:value-type="float">
            <text:p>0.874175081081081</text:p>
          </table:table-cell>
          <table:table-cell office:value-type="float" office:value="0.873316918918919" calcext:value-type="float">
            <text:p>0.873316918918919</text:p>
          </table:table-cell>
          <table:table-cell office:value-type="float" office:value="0.871113486486486" calcext:value-type="float">
            <text:p>0.871113486486486</text:p>
          </table:table-cell>
          <table:table-cell office:value-type="float" office:value="0.884819675675676" calcext:value-type="float">
            <text:p>0.884819675675676</text:p>
          </table:table-cell>
          <table:table-cell office:value-type="float" office:value="0.538503621621622" calcext:value-type="float">
            <text:p>0.5385036216216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199216216216" calcext:value-type="float">
            <text:p>0.614199216216216</text:p>
          </table:table-cell>
          <table:table-cell office:value-type="float" office:value="0.504126162162162" calcext:value-type="float">
            <text:p>0.504126162162162</text:p>
          </table:table-cell>
          <table:table-cell office:value-type="float" office:value="0.759411432432432" calcext:value-type="float">
            <text:p>0.759411432432432</text:p>
          </table:table-cell>
          <table:table-cell office:value-type="float" office:value="0.74430227027027" calcext:value-type="float">
            <text:p>0.74430227027027</text:p>
          </table:table-cell>
          <table:table-cell office:value-type="float" office:value="0.775284135135135" calcext:value-type="float">
            <text:p>0.775284135135135</text:p>
          </table:table-cell>
          <table:table-cell office:value-type="float" office:value="0.810209" calcext:value-type="float">
            <text:p>0.810209</text:p>
          </table:table-cell>
          <table:table-cell office:value-type="float" office:value="0.507531162162162" calcext:value-type="float">
            <text:p>0.507531162162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4788594594595" calcext:value-type="float">
            <text:p>0.674788594594595</text:p>
          </table:table-cell>
          <table:table-cell office:value-type="float" office:value="0.603750324324324" calcext:value-type="float">
            <text:p>0.603750324324324</text:p>
          </table:table-cell>
          <table:table-cell office:value-type="float" office:value="0.903960945945946" calcext:value-type="float">
            <text:p>0.903960945945946</text:p>
          </table:table-cell>
          <table:table-cell office:value-type="float" office:value="0.903773567567568" calcext:value-type="float">
            <text:p>0.903773567567568</text:p>
          </table:table-cell>
          <table:table-cell office:value-type="float" office:value="0.907505189189189" calcext:value-type="float">
            <text:p>0.907505189189189</text:p>
          </table:table-cell>
          <table:table-cell office:value-type="float" office:value="0.897867567567567" calcext:value-type="float">
            <text:p>0.897867567567567</text:p>
          </table:table-cell>
          <table:table-cell office:value-type="float" office:value="0.502420027027027" calcext:value-type="float">
            <text:p>0.502420027027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4:11:36.609617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4:53:34.060842276</dc:date>
    <meta:editing-duration>PT29M46S</meta:editing-duration>
    <meta:editing-cycles>2</meta:editing-cycles>
    <meta:generator>LibreOffice/6.0.7.3$Linux_X86_64 LibreOffice_project/00m0$Build-3</meta:generator>
    <meta:document-statistic meta:table-count="2" meta:cell-count="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8cm" svg:height="9.005cm" xlink:href=".." xlink:type="simple" chart:class="chart:line" chart:style-name="ch1">
        <chart:legend chart:legend-position="end" svg:x="14.091cm" svg:y="2.709cm" style:legend-expansion="high" chart:style-name="ch2"/>
        <chart:plot-area chart:style-name="ch3" table:cell-range-address="balanced_accuracy_sd_features.A1:balanced_accuracy_sd_features.H20" chart:data-source-has-labels="both" svg:x="1.346cm" svg:y="0.18cm" svg:width="12.41cm" svg:height="7.664cm">
          <chartooo:coordinate-region svg:x="2.073cm" svg:y="0.379cm" svg:width="11.404cm" svg:height="6.818cm"/>
          <chart:axis chart:dimension="x" chart:name="primary-x" chart:style-name="ch4" chartooo:axis-type="auto">
            <chartooo:date-scale/>
            <chart:title svg:x="6.263cm" svg:y="8.024cm" chart:style-name="ch5">
              <text:p>Features number</text:p>
            </chart:title>
            <chart:categories table:cell-range-address="balanced_accuracy_sd_features.A2:balanced_accuracy_sd_features.A20"/>
          </chart:axis>
          <chart:axis chart:dimension="y" chart:name="primary-y" chart:style-name="ch6">
            <chart:title svg:x="0.451cm" svg:y="5.352cm" chart:style-name="ch7">
              <text:p>Balance accuracy</text:p>
            </chart:title>
            <chart:grid chart:style-name="ch8" chart:class="major"/>
          </chart:axis>
          <chart:series chart:style-name="ch9" chart:values-cell-range-address="balanced_accuracy_sd_features.B2:balanced_accuracy_sd_features.B20" chart:label-cell-address="balanced_accuracy_sd_features.B1:balanced_accuracy_sd_features.B1" chart:class="chart:line">
            <chart:data-point chart:repeated="19"/>
          </chart:series>
          <chart:series chart:style-name="ch10" chart:values-cell-range-address="balanced_accuracy_sd_features.C2:balanced_accuracy_sd_features.C20" chart:label-cell-address="balanced_accuracy_sd_features.C1:balanced_accuracy_sd_features.C1" chart:class="chart:line">
            <chart:data-point chart:repeated="19"/>
          </chart:series>
          <chart:series chart:style-name="ch11" chart:values-cell-range-address="balanced_accuracy_sd_features.D2:balanced_accuracy_sd_features.D20" chart:label-cell-address="balanced_accuracy_sd_features.D1:balanced_accuracy_sd_features.D1" chart:class="chart:line">
            <chart:data-point chart:repeated="19"/>
          </chart:series>
          <chart:series chart:style-name="ch12" chart:values-cell-range-address="balanced_accuracy_sd_features.E2:balanced_accuracy_sd_features.E20" chart:label-cell-address="balanced_accuracy_sd_features.E1:balanced_accuracy_sd_features.E1" chart:class="chart:line">
            <chart:data-point chart:repeated="19"/>
          </chart:series>
          <chart:series chart:style-name="ch13" chart:values-cell-range-address="balanced_accuracy_sd_features.F2:balanced_accuracy_sd_features.F20" chart:label-cell-address="balanced_accuracy_sd_features.F1:balanced_accuracy_sd_features.F1" chart:class="chart:line">
            <chart:data-point chart:repeated="19"/>
          </chart:series>
          <chart:series chart:style-name="ch14" chart:values-cell-range-address="balanced_accuracy_sd_features.G2:balanced_accuracy_sd_features.G20" chart:label-cell-address="balanced_accuracy_sd_features.G1:balanced_accuracy_sd_features.G1" chart:class="chart:line">
            <chart:data-point chart:repeated="19"/>
          </chart:series>
          <chart:series chart:style-name="ch15" chart:values-cell-range-address="balanced_accuracy_sd_features.H2:balanced_accuracy_sd_features.H20" chart:label-cell-address="balanced_accuracy_sd_features.H1:balanced_accuracy_sd_features.H1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S</text:p>
                <draw:g>
                  <svg:desc>balanced_accuracy_sd_features.B1:balanced_accuracy_sd_features.B1</svg:desc>
                </draw:g>
              </table:table-cell>
              <table:table-cell office:value-type="string">
                <text:p>KMC</text:p>
                <draw:g>
                  <svg:desc>balanced_accuracy_sd_features.C1:balanced_accuracy_sd_features.C1</svg:desc>
                </draw:g>
              </table:table-cell>
              <table:table-cell office:value-type="string">
                <text:p>L++CDS</text:p>
                <draw:g>
                  <svg:desc>balanced_accuracy_sd_features.D1:balanced_accuracy_sd_features.D1</svg:desc>
                </draw:g>
              </table:table-cell>
              <table:table-cell office:value-type="string">
                <text:p>L++NIE</text:p>
                <draw:g>
                  <svg:desc>balanced_accuracy_sd_features.E1:balanced_accuracy_sd_features.E1</svg:desc>
                </draw:g>
              </table:table-cell>
              <table:table-cell office:value-type="string">
                <text:p>REA</text:p>
                <draw:g>
                  <svg:desc>balanced_accuracy_sd_features.F1:balanced_accuracy_sd_features.F1</svg:desc>
                </draw:g>
              </table:table-cell>
              <table:table-cell office:value-type="string">
                <text:p>OUSE</text:p>
                <draw:g>
                  <svg:desc>balanced_accuracy_sd_features.G1:balanced_accuracy_sd_features.G1</svg:desc>
                </draw:g>
              </table:table-cell>
              <table:table-cell office:value-type="string">
                <text:p>MLPC</text:p>
                <draw:g>
                  <svg:desc>balanced_accuracy_sd_features.H1:balanced_accuracy_sd_featur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alanced_accuracy_sd_features.A2:balanced_accuracy_sd_features.A20</svg:desc>
                </draw:g>
              </table:table-cell>
              <table:table-cell office:value-type="float" office:value="0.547758054054054">
                <text:p>0.547758054054054</text:p>
                <draw:g>
                  <svg:desc>balanced_accuracy_sd_features.B2:balanced_accuracy_sd_features.B20</svg:desc>
                </draw:g>
              </table:table-cell>
              <table:table-cell office:value-type="float" office:value="0.572502513513514">
                <text:p>0.572502513513514</text:p>
                <draw:g>
                  <svg:desc>balanced_accuracy_sd_features.C2:balanced_accuracy_sd_features.C20</svg:desc>
                </draw:g>
              </table:table-cell>
              <table:table-cell office:value-type="float" office:value="0.577775675675676">
                <text:p>0.577775675675676</text:p>
                <draw:g>
                  <svg:desc>balanced_accuracy_sd_features.D2:balanced_accuracy_sd_features.D20</svg:desc>
                </draw:g>
              </table:table-cell>
              <table:table-cell office:value-type="float" office:value="0.579429864864865">
                <text:p>0.579429864864865</text:p>
                <draw:g>
                  <svg:desc>balanced_accuracy_sd_features.E2:balanced_accuracy_sd_features.E20</svg:desc>
                </draw:g>
              </table:table-cell>
              <table:table-cell office:value-type="float" office:value="0.580147513513513">
                <text:p>0.580147513513513</text:p>
                <draw:g>
                  <svg:desc>balanced_accuracy_sd_features.F2:balanced_accuracy_sd_features.F20</svg:desc>
                </draw:g>
              </table:table-cell>
              <table:table-cell office:value-type="float" office:value="0.629864945945946">
                <text:p>0.629864945945946</text:p>
                <draw:g>
                  <svg:desc>balanced_accuracy_sd_features.G2:balanced_accuracy_sd_features.G20</svg:desc>
                </draw:g>
              </table:table-cell>
              <table:table-cell office:value-type="float" office:value="0.544330918918919">
                <text:p>0.544330918918919</text:p>
                <draw:g>
                  <svg:desc>balanced_accuracy_sd_features.H2:balanced_accuracy_sd_features.H2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38197432432432">
                <text:p>0.538197432432432</text:p>
              </table:table-cell>
              <table:table-cell office:value-type="float" office:value="0.586602891891892">
                <text:p>0.586602891891892</text:p>
              </table:table-cell>
              <table:table-cell office:value-type="float" office:value="0.603673108108108">
                <text:p>0.603673108108108</text:p>
              </table:table-cell>
              <table:table-cell office:value-type="float" office:value="0.600721378378378">
                <text:p>0.600721378378378</text:p>
              </table:table-cell>
              <table:table-cell office:value-type="float" office:value="0.62144754054054">
                <text:p>0.62144754054054</text:p>
              </table:table-cell>
              <table:table-cell office:value-type="float" office:value="0.603604783783784">
                <text:p>0.603604783783784</text:p>
              </table:table-cell>
              <table:table-cell office:value-type="float" office:value="0.486738432432432">
                <text:p>0.4867384324324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2642675675676">
                <text:p>0.552642675675676</text:p>
              </table:table-cell>
              <table:table-cell office:value-type="float" office:value="0.546164675675676">
                <text:p>0.546164675675676</text:p>
              </table:table-cell>
              <table:table-cell office:value-type="float" office:value="0.565178216216216">
                <text:p>0.565178216216216</text:p>
              </table:table-cell>
              <table:table-cell office:value-type="float" office:value="0.573900378378378">
                <text:p>0.573900378378378</text:p>
              </table:table-cell>
              <table:table-cell office:value-type="float" office:value="0.571475324324324">
                <text:p>0.571475324324324</text:p>
              </table:table-cell>
              <table:table-cell office:value-type="float" office:value="0.536108513513514">
                <text:p>0.536108513513514</text:p>
              </table:table-cell>
              <table:table-cell office:value-type="float" office:value="0.515853864864865">
                <text:p>0.5158538648648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846927027027">
                <text:p>0.55846927027027</text:p>
              </table:table-cell>
              <table:table-cell office:value-type="float" office:value="0.601716837837838">
                <text:p>0.601716837837838</text:p>
              </table:table-cell>
              <table:table-cell office:value-type="float" office:value="0.722605243243243">
                <text:p>0.722605243243243</text:p>
              </table:table-cell>
              <table:table-cell office:value-type="float" office:value="0.723744216216216">
                <text:p>0.723744216216216</text:p>
              </table:table-cell>
              <table:table-cell office:value-type="float" office:value="0.722226837837838">
                <text:p>0.722226837837838</text:p>
              </table:table-cell>
              <table:table-cell office:value-type="float" office:value="0.733374810810811">
                <text:p>0.733374810810811</text:p>
              </table:table-cell>
              <table:table-cell office:value-type="float" office:value="0.555096648648649">
                <text:p>0.5550966486486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8109">
                <text:p>0.618109</text:p>
              </table:table-cell>
              <table:table-cell office:value-type="float" office:value="0.62519772972973">
                <text:p>0.62519772972973</text:p>
              </table:table-cell>
              <table:table-cell office:value-type="float" office:value="0.80834727027027">
                <text:p>0.80834727027027</text:p>
              </table:table-cell>
              <table:table-cell office:value-type="float" office:value="0.760894648648649">
                <text:p>0.760894648648649</text:p>
              </table:table-cell>
              <table:table-cell office:value-type="float" office:value="0.784599108108108">
                <text:p>0.784599108108108</text:p>
              </table:table-cell>
              <table:table-cell office:value-type="float" office:value="0.76849327027027">
                <text:p>0.76849327027027</text:p>
              </table:table-cell>
              <table:table-cell office:value-type="float" office:value="0.482260891891892">
                <text:p>0.4822608918918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14358351351351">
                <text:p>0.514358351351351</text:p>
              </table:table-cell>
              <table:table-cell office:value-type="float" office:value="0.476134243243243">
                <text:p>0.476134243243243</text:p>
              </table:table-cell>
              <table:table-cell office:value-type="float" office:value="0.549862675675676">
                <text:p>0.549862675675676</text:p>
              </table:table-cell>
              <table:table-cell office:value-type="float" office:value="0.59206472972973">
                <text:p>0.59206472972973</text:p>
              </table:table-cell>
              <table:table-cell office:value-type="float" office:value="0.552718324324324">
                <text:p>0.552718324324324</text:p>
              </table:table-cell>
              <table:table-cell office:value-type="float" office:value="0.584150972972973">
                <text:p>0.584150972972973</text:p>
              </table:table-cell>
              <table:table-cell office:value-type="float" office:value="0.506133189189189">
                <text:p>0.5061331891891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6725513513513">
                <text:p>0.556725513513513</text:p>
              </table:table-cell>
              <table:table-cell office:value-type="float" office:value="0.472715513513513">
                <text:p>0.472715513513513</text:p>
              </table:table-cell>
              <table:table-cell office:value-type="float" office:value="0.538143216216216">
                <text:p>0.538143216216216</text:p>
              </table:table-cell>
              <table:table-cell office:value-type="float" office:value="0.545246054054054">
                <text:p>0.545246054054054</text:p>
              </table:table-cell>
              <table:table-cell office:value-type="float" office:value="0.536863405405405">
                <text:p>0.536863405405405</text:p>
              </table:table-cell>
              <table:table-cell office:value-type="float" office:value="0.558217702702703">
                <text:p>0.558217702702703</text:p>
              </table:table-cell>
              <table:table-cell office:value-type="float" office:value="0.505997783783784">
                <text:p>0.5059977837837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89883675675676">
                <text:p>0.589883675675676</text:p>
              </table:table-cell>
              <table:table-cell office:value-type="float" office:value="0.688745891891892">
                <text:p>0.688745891891892</text:p>
              </table:table-cell>
              <table:table-cell office:value-type="float" office:value="0.811485675675676">
                <text:p>0.811485675675676</text:p>
              </table:table-cell>
              <table:table-cell office:value-type="float" office:value="0.686761378378378">
                <text:p>0.686761378378378</text:p>
              </table:table-cell>
              <table:table-cell office:value-type="float" office:value="0.761717216216216">
                <text:p>0.761717216216216</text:p>
              </table:table-cell>
              <table:table-cell office:value-type="float" office:value="0.787143945945946">
                <text:p>0.787143945945946</text:p>
              </table:table-cell>
              <table:table-cell office:value-type="float" office:value="0.517166648648648">
                <text:p>0.5171666486486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6328081081081">
                <text:p>0.676328081081081</text:p>
              </table:table-cell>
              <table:table-cell office:value-type="float" office:value="0.637206864864865">
                <text:p>0.637206864864865</text:p>
              </table:table-cell>
              <table:table-cell office:value-type="float" office:value="0.924026">
                <text:p>0.924026</text:p>
              </table:table-cell>
              <table:table-cell office:value-type="float" office:value="0.867175378378378">
                <text:p>0.867175378378378</text:p>
              </table:table-cell>
              <table:table-cell office:value-type="float" office:value="0.922155837837838">
                <text:p>0.922155837837838</text:p>
              </table:table-cell>
              <table:table-cell office:value-type="float" office:value="0.919530324324324">
                <text:p>0.919530324324324</text:p>
              </table:table-cell>
              <table:table-cell office:value-type="float" office:value="0.51629754054054">
                <text:p>0.516297540540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07310405405405">
                <text:p>0.607310405405405</text:p>
              </table:table-cell>
              <table:table-cell office:value-type="float" office:value="0.501960540540541">
                <text:p>0.501960540540541</text:p>
              </table:table-cell>
              <table:table-cell office:value-type="float" office:value="0.604892810810811">
                <text:p>0.604892810810811</text:p>
              </table:table-cell>
              <table:table-cell office:value-type="float" office:value="0.582056216216216">
                <text:p>0.582056216216216</text:p>
              </table:table-cell>
              <table:table-cell office:value-type="float" office:value="0.604732">
                <text:p>0.604732</text:p>
              </table:table-cell>
              <table:table-cell office:value-type="float" office:value="0.599993459459459">
                <text:p>0.599993459459459</text:p>
              </table:table-cell>
              <table:table-cell office:value-type="float" office:value="0.51184954054054">
                <text:p>0.511849540540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03275891891892">
                <text:p>0.503275891891892</text:p>
              </table:table-cell>
              <table:table-cell office:value-type="float" office:value="0.521798243243243">
                <text:p>0.521798243243243</text:p>
              </table:table-cell>
              <table:table-cell office:value-type="float" office:value="0.553805081081081">
                <text:p>0.553805081081081</text:p>
              </table:table-cell>
              <table:table-cell office:value-type="float" office:value="0.551102756756757">
                <text:p>0.551102756756757</text:p>
              </table:table-cell>
              <table:table-cell office:value-type="float" office:value="0.563488864864865">
                <text:p>0.563488864864865</text:p>
              </table:table-cell>
              <table:table-cell office:value-type="float" office:value="0.608795972972973">
                <text:p>0.608795972972973</text:p>
              </table:table-cell>
              <table:table-cell office:value-type="float" office:value="0.476812540540541">
                <text:p>0.476812540540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90143459459459">
                <text:p>0.590143459459459</text:p>
              </table:table-cell>
              <table:table-cell office:value-type="float" office:value="0.551793108108108">
                <text:p>0.551793108108108</text:p>
              </table:table-cell>
              <table:table-cell office:value-type="float" office:value="0.644601216216216">
                <text:p>0.644601216216216</text:p>
              </table:table-cell>
              <table:table-cell office:value-type="float" office:value="0.61339327027027">
                <text:p>0.61339327027027</text:p>
              </table:table-cell>
              <table:table-cell office:value-type="float" office:value="0.657041783783784">
                <text:p>0.657041783783784</text:p>
              </table:table-cell>
              <table:table-cell office:value-type="float" office:value="0.671318378378378">
                <text:p>0.671318378378378</text:p>
              </table:table-cell>
              <table:table-cell office:value-type="float" office:value="0.530861486486487">
                <text:p>0.5308614864864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66021945945946">
                <text:p>0.666021945945946</text:p>
              </table:table-cell>
              <table:table-cell office:value-type="float" office:value="0.564728054054054">
                <text:p>0.564728054054054</text:p>
              </table:table-cell>
              <table:table-cell office:value-type="float" office:value="0.857680351351351">
                <text:p>0.857680351351351</text:p>
              </table:table-cell>
              <table:table-cell office:value-type="float" office:value="0.843595243243243">
                <text:p>0.843595243243243</text:p>
              </table:table-cell>
              <table:table-cell office:value-type="float" office:value="0.838207648648649">
                <text:p>0.838207648648649</text:p>
              </table:table-cell>
              <table:table-cell office:value-type="float" office:value="0.842981108108108">
                <text:p>0.842981108108108</text:p>
              </table:table-cell>
              <table:table-cell office:value-type="float" office:value="0.496403297297297">
                <text:p>0.4964032972972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47001216216216">
                <text:p>0.647001216216216</text:p>
              </table:table-cell>
              <table:table-cell office:value-type="float" office:value="0.609266594594595">
                <text:p>0.609266594594595</text:p>
              </table:table-cell>
              <table:table-cell office:value-type="float" office:value="0.902527189189189">
                <text:p>0.902527189189189</text:p>
              </table:table-cell>
              <table:table-cell office:value-type="float" office:value="0.861450243243243">
                <text:p>0.861450243243243</text:p>
              </table:table-cell>
              <table:table-cell office:value-type="float" office:value="0.901797972972973">
                <text:p>0.901797972972973</text:p>
              </table:table-cell>
              <table:table-cell office:value-type="float" office:value="0.90457172972973">
                <text:p>0.90457172972973</text:p>
              </table:table-cell>
              <table:table-cell office:value-type="float" office:value="0.497778243243243">
                <text:p>0.497778243243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46955378378378">
                <text:p>0.546955378378378</text:p>
              </table:table-cell>
              <table:table-cell office:value-type="float" office:value="0.486949297297297">
                <text:p>0.486949297297297</text:p>
              </table:table-cell>
              <table:table-cell office:value-type="float" office:value="0.549653594594594">
                <text:p>0.549653594594594</text:p>
              </table:table-cell>
              <table:table-cell office:value-type="float" office:value="0.56439127027027">
                <text:p>0.56439127027027</text:p>
              </table:table-cell>
              <table:table-cell office:value-type="float" office:value="0.527133351351351">
                <text:p>0.527133351351351</text:p>
              </table:table-cell>
              <table:table-cell office:value-type="float" office:value="0.559134810810811">
                <text:p>0.559134810810811</text:p>
              </table:table-cell>
              <table:table-cell office:value-type="float" office:value="0.497559756756757">
                <text:p>0.49755975675675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80886972972973">
                <text:p>0.580886972972973</text:p>
              </table:table-cell>
              <table:table-cell office:value-type="float" office:value="0.620601054054054">
                <text:p>0.620601054054054</text:p>
              </table:table-cell>
              <table:table-cell office:value-type="float" office:value="0.743438351351351">
                <text:p>0.743438351351351</text:p>
              </table:table-cell>
              <table:table-cell office:value-type="float" office:value="0.654321783783784">
                <text:p>0.654321783783784</text:p>
              </table:table-cell>
              <table:table-cell office:value-type="float" office:value="0.704966405405405">
                <text:p>0.704966405405405</text:p>
              </table:table-cell>
              <table:table-cell office:value-type="float" office:value="0.701809027027027">
                <text:p>0.701809027027027</text:p>
              </table:table-cell>
              <table:table-cell office:value-type="float" office:value="0.475189054054054">
                <text:p>0.4751890540540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6096054054054">
                <text:p>0.666096054054054</text:p>
              </table:table-cell>
              <table:table-cell office:value-type="float" office:value="0.529296135135135">
                <text:p>0.529296135135135</text:p>
              </table:table-cell>
              <table:table-cell office:value-type="float" office:value="0.874175081081081">
                <text:p>0.874175081081081</text:p>
              </table:table-cell>
              <table:table-cell office:value-type="float" office:value="0.873316918918919">
                <text:p>0.873316918918919</text:p>
              </table:table-cell>
              <table:table-cell office:value-type="float" office:value="0.871113486486486">
                <text:p>0.871113486486486</text:p>
              </table:table-cell>
              <table:table-cell office:value-type="float" office:value="0.884819675675676">
                <text:p>0.884819675675676</text:p>
              </table:table-cell>
              <table:table-cell office:value-type="float" office:value="0.538503621621622">
                <text:p>0.5385036216216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4199216216216">
                <text:p>0.614199216216216</text:p>
              </table:table-cell>
              <table:table-cell office:value-type="float" office:value="0.504126162162162">
                <text:p>0.504126162162162</text:p>
              </table:table-cell>
              <table:table-cell office:value-type="float" office:value="0.759411432432432">
                <text:p>0.759411432432432</text:p>
              </table:table-cell>
              <table:table-cell office:value-type="float" office:value="0.74430227027027">
                <text:p>0.74430227027027</text:p>
              </table:table-cell>
              <table:table-cell office:value-type="float" office:value="0.775284135135135">
                <text:p>0.775284135135135</text:p>
              </table:table-cell>
              <table:table-cell office:value-type="float" office:value="0.810209">
                <text:p>0.810209</text:p>
              </table:table-cell>
              <table:table-cell office:value-type="float" office:value="0.507531162162162">
                <text:p>0.5075311621621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4788594594595">
                <text:p>0.674788594594595</text:p>
              </table:table-cell>
              <table:table-cell office:value-type="float" office:value="0.603750324324324">
                <text:p>0.603750324324324</text:p>
              </table:table-cell>
              <table:table-cell office:value-type="float" office:value="0.903960945945946">
                <text:p>0.903960945945946</text:p>
              </table:table-cell>
              <table:table-cell office:value-type="float" office:value="0.903773567567568">
                <text:p>0.903773567567568</text:p>
              </table:table-cell>
              <table:table-cell office:value-type="float" office:value="0.907505189189189">
                <text:p>0.907505189189189</text:p>
              </table:table-cell>
              <table:table-cell office:value-type="float" office:value="0.897867567567567">
                <text:p>0.897867567567567</text:p>
              </table:table-cell>
              <table:table-cell office:value-type="float" office:value="0.502420027027027">
                <text:p>0.502420027027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